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text-underline-style="solid" style:text-underline-width="auto" style:text-underline-color="font-color" officeooo:rsid="000705b1" officeooo:paragraph-rsid="000538cc" fo:background-color="transparent" style:font-size-asian="12pt" style:font-size-complex="12pt"/>
    </style:style>
    <style:style style:name="P2" style:family="paragraph" style:parent-style-name="Standard">
      <style:text-properties style:font-name="Liberation Serif" fo:font-size="12pt" officeooo:rsid="000705b1" officeooo:paragraph-rsid="000538cc" fo:background-color="#81d41a" style:font-size-asian="12pt" style:font-size-complex="12pt"/>
    </style:style>
    <style:style style:name="P3" style:family="paragraph" style:parent-style-name="Standard">
      <style:text-properties style:font-name="Liberation Serif" fo:font-size="12pt" officeooo:rsid="000705b1" officeooo:paragraph-rsid="000538cc" fo:background-color="transparent" style:font-size-asian="12pt" style:font-size-complex="12pt"/>
    </style:style>
    <style:style style:name="P4" style:family="paragraph" style:parent-style-name="Standard">
      <style:text-properties style:font-name="Liberation Serif" fo:font-size="12pt" style:text-underline-style="none" officeooo:rsid="000538cc" officeooo:paragraph-rsid="000538cc" fo:background-color="transparent" style:font-size-asian="12pt" style:font-size-complex="12pt"/>
    </style:style>
    <style:style style:name="P5" style:family="paragraph" style:parent-style-name="Standard">
      <style:text-properties style:font-name="Amiri" fo:font-size="16pt" officeooo:rsid="0000f088" officeooo:paragraph-rsid="000538cc" style:font-size-asian="16pt" style:font-size-complex="16pt"/>
    </style:style>
    <style:style style:name="P6" style:family="paragraph" style:parent-style-name="Standard">
      <style:text-properties style:font-name="Liberation Serif" fo:font-size="12pt" style:text-underline-style="none" officeooo:rsid="000538cc" officeooo:paragraph-rsid="000538cc" fo:background-color="transparent" style:font-size-asian="12pt" style:font-size-complex="12pt"/>
    </style:style>
    <style:style style:name="P7" style:family="paragraph" style:parent-style-name="Standard">
      <style:text-properties style:font-name="Liberation Serif" fo:font-size="12pt" style:text-underline-style="none" officeooo:rsid="0006768f" officeooo:paragraph-rsid="0006768f" fo:background-color="transparent" style:font-size-asian="12pt" style:font-size-complex="12pt"/>
    </style:style>
    <style:style style:name="P8" style:family="paragraph" style:parent-style-name="Standard">
      <style:text-properties style:font-name="Liberation Serif" fo:font-size="12pt" style:text-underline-style="none" officeooo:rsid="00090e99" officeooo:paragraph-rsid="00090e99" fo:background-color="transparent" style:font-size-asian="12pt" style:font-size-complex="12pt"/>
    </style:style>
    <style:style style:name="P9" style:family="paragraph" style:parent-style-name="Standard">
      <style:text-properties style:font-name="Liberation Serif" fo:font-size="12pt" style:text-underline-style="none" officeooo:rsid="000ae15b" officeooo:paragraph-rsid="000ae15b" fo:background-color="transparent" style:font-size-asian="12pt" style:font-size-complex="12pt"/>
    </style:style>
    <style:style style:name="P10" style:family="paragraph" style:parent-style-name="Standard">
      <style:text-properties style:font-name="Liberation Serif" fo:font-size="12pt" style:text-underline-style="solid" style:text-underline-width="auto" style:text-underline-color="font-color" officeooo:rsid="000705b1" officeooo:paragraph-rsid="0006768f" fo:background-color="transparent" style:font-size-asian="12pt" style:font-size-complex="12pt"/>
    </style:style>
    <style:style style:name="P11" style:family="paragraph" style:parent-style-name="Standard">
      <style:text-properties style:font-name="Liberation Serif" fo:font-size="12pt" style:text-underline-style="solid" style:text-underline-width="auto" style:text-underline-color="font-color" officeooo:rsid="000705b1" officeooo:paragraph-rsid="00090e99" fo:background-color="transparent" style:font-size-asian="12pt" style:font-size-complex="12pt"/>
    </style:style>
    <style:style style:name="T1" style:family="text">
      <style:text-properties officeooo:rsid="000538cc"/>
    </style:style>
    <style:style style:name="T2" style:family="text">
      <style:text-properties officeooo:rsid="0006768f"/>
    </style:style>
    <style:style style:name="T3" style:family="text">
      <style:text-properties officeooo:rsid="00086f00"/>
    </style:style>
    <style:style style:name="T4" style:family="text">
      <style:text-properties officeooo:rsid="00090e9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ORMACIÓN Y ORIENTACIÓN LABORAL</text:p>
      <text:p text:style-name="P2">UNIDAD <text:span text:style-name="T1">2</text:span></text:p>
      <text:p text:style-name="P2"/>
      <text:p text:style-name="P3">Actividades</text:p>
      <text:p text:style-name="P3"/>
      <text:p text:style-name="P1">Ejercicio <text:span text:style-name="T1">1</text:span></text:p>
      <text:p text:style-name="P1"/>
      <text:p text:style-name="P4">Señala, en los siguientes supuestos sobre daños derivados del trabajo, cuál es el riesgo al que han estado expuestos los trabajadores, el factor de riesgo y el daño causado:</text:p>
      <text:p text:style-name="P4"/>
      <text:p text:style-name="P4">a) Un trabajador sufrió cortes en la mano izquierda mientras trabajaba en una fábrica cortando pescado con una guillotina. La máquina carecía de resguardos de protección.</text:p>
      <text:p text:style-name="P4"/>
      <text:p text:style-name="P4">- Riesgo al que han estado expuestos los trabajadores: Cortes y heridas.</text:p>
      <text:p text:style-name="P4">- Factor de riesgo: <text:span text:style-name="T2">El equipo, en este caso l</text:span>a guillotina (que no tenía protecciones).</text:p>
      <text:p text:style-name="P4">- Daño causado: Cortes en la mano izquierda.</text:p>
      <text:p text:style-name="P4"/>
      <text:p text:style-name="P4">b) Varios trabajadores han sido diagnosticados de silicosis por estar expuestos a polvo de sílice durante años en la factoría donde fabricaban piezas de cerámica.</text:p>
      <text:p text:style-name="P4"/>
      <text:p text:style-name="P4">- Riesgo al que han estado expuestos los trabajadores: Intoxicación y riesgo de silicosis.</text:p>
      <text:p text:style-name="P4">- Factor de riesgo: <text:span text:style-name="T2">Agentes químicos, en este caso p</text:span>olvo de sílice.</text:p>
      <text:p text:style-name="P4">- Daño causado: Silicosis.</text:p>
      <text:p text:style-name="P4"/>
      <text:p text:style-name="P4"/>
      <text:p text:style-name="P1">Ejercicio <text:span text:style-name="T1">2</text:span></text:p>
      <text:p text:style-name="P4"/>
      <text:p text:style-name="P4">Indica a qué riesgos están expuestos los trabajadores de las imágenes, identificativo a qué grupo de factores de riesgo pertenecen.</text:p>
      <text:p text:style-name="P4"/>
      <text:p text:style-name="P4">a) <text:span text:style-name="T2">En este caso el factor de riesgo es el trabajar con productos químicos, que se clasifica dentro de condiciones medioambientales (agentes químicos). Los trabajadores corren el riesgo de intoxicarse con las sustancias de la pintura de coche.</text:span></text:p>
      <text:p text:style-name="P4"/>
      <text:p text:style-name="P7">b) Los trabajadores cargan con peso constante, por lo que están expuestos a sufrir daños musculares en distintas zonas del cuerpo (espalda, rodillas, hombros…). El factor de riesgo esta dentro de condiciones ergonómicas (carga física) por manipular cargas, tomar posturas inadecuadas, realizar gran esfuerzo físico…</text:p>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jercicio <text:span text:style-name="T2">4</text:span></text:p>
      <text:p text:style-name="P7"/>
      <text:p text:style-name="P7">Pablo ha sido contratado como tornero en una empresa de fabricación mecánica. Al incorporarse, su jefe le advirtió sobre la peligrosidad de las máquinas que iba ha utilizar.</text:p>
      <text:p text:style-name="P7"/>
      <text:p text:style-name="P7">a) ¿Cumple la empresa sus obligaciones en materia de formación de riesgos laborales?</text:p>
      <text:p text:style-name="P7"/>
      <text:p text:style-name="P8">No, deben de dar una formación detallada sobre el correcto uso de las máquinas y los daños que pueden sufrir con el uso inadecuado.</text:p>
      <text:p text:style-name="P7"/>
      <text:p text:style-name="P7">b) La empresa ha adquirido una nueva máquina de control numérico y va a formar <text:span text:style-name="T3">a sus trabajadores para que la utilicen de manera segura, pero esta formación se dará fuera de la jornada laboral. ¿Es obligatorio asistir?</text:span></text:p>
      <text:p text:style-name="P7"/>
      <text:p text:style-name="P8">Las formaciones dadas por la empresa deben ser gratuitas y además obligatorias, sin embargo, estas formaciones deben realizarse dentro del horario laboral, por lo que esta formación fuera de la jornada laboral no es obligatoria, de hecho la empresa debería realizar una formación aparte para todos los trabajadores que se encuentre en su horario de trabajo.</text:p>
      <text:p text:style-name="P8"/>
      <text:p text:style-name="P11"/>
      <text:p text:style-name="P11">Ejercicio <text:span text:style-name="T4">5</text:span></text:p>
      <text:p text:style-name="P8"/>
      <text:p text:style-name="P8">Paquita, que está embrazada, trabaja en una clínica veterinaria. Su médico le ha indicado que no puede continuar con su trabajo por existir riesgos para la salud del feto.</text:p>
      <text:p text:style-name="P8"/>
      <text:p text:style-name="P8">a) ¿Tiene derecho a ser destinada a otro puesto de trabajo?</text:p>
      <text:p text:style-name="P8"/>
      <text:p text:style-name="P9">Según la regulación de Prevención de Riesgos Laborales enfocado en la protección de la maternidad y la lactancia, en caso de riesgo se deben adaptar las condiciones de trabajo, <text:span text:style-name="T5">cambiar a la trabajadora a un puesto compatible </text:span><text:span text:style-name="T6">o suspender el contrato por riesgo de embarazo-lactancia, por tanto la respuesta es que </text:span><text:span text:style-name="T5">SI</text:span><text:span text:style-name="T6"> tiene derecho a ser destinada a otro puesto de trabajo adecuado.</text:span></text:p>
      <text:p text:style-name="P8"/>
      <text:p text:style-name="P8">b) En caso de que no exista otro puesto de trabajo, ¿qué otras medidas pueden adoptarse?</text:p>
      <text:p text:style-name="P8"/>
      <text:p text:style-name="P9">O adaptar las condiciones de trabajo o suspender el contrato por riesgo en embarazo-lactanci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5T12:20:50.157000000</meta:creation-date>
    <meta:generator>LibreOffice/7.0.2.2$Windows_X86_64 LibreOffice_project/8349ace3c3162073abd90d81fd06dcfb6b36b994</meta:generator>
    <dc:date>2020-10-25T15:27:17.753000000</dc:date>
    <meta:editing-duration>PT32M53S</meta:editing-duration>
    <meta:editing-cycles>2</meta:editing-cycles>
    <meta:document-statistic meta:table-count="0" meta:image-count="0" meta:object-count="0" meta:page-count="2" meta:paragraph-count="29" meta:word-count="555" meta:character-count="3427" meta:non-whitespace-character-count="2901"/>
  </office:meta>
</office:document-meta>
</file>